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bold" officeooo:rsid="00111523" officeooo:paragraph-rsid="00111523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4d521" officeooo:paragraph-rsid="0014d521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111523" officeooo:paragraph-rsid="00111523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officeooo:rsid="0014d521" officeooo:paragraph-rsid="0014d521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0df5d1" officeooo:paragraph-rsid="000df5d1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0pt" fo:font-weight="bold" officeooo:rsid="000df5d1" officeooo:paragraph-rsid="000df5d1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0pt" fo:font-weight="bold" officeooo:rsid="00111523" officeooo:paragraph-rsid="00111523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0pt" officeooo:paragraph-rsid="000df5d1" style:font-size-asian="20pt" style:font-size-complex="20pt"/>
    </style:style>
    <style:style style:name="P9" style:family="paragraph" style:parent-style-name="Standard">
      <style:paragraph-properties fo:text-align="start" style:justify-single-word="false"/>
      <style:text-properties fo:font-size="20pt" fo:font-weight="normal" officeooo:rsid="000df5d1" officeooo:paragraph-rsid="000df5d1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20pt" fo:font-weight="normal" officeooo:rsid="00111523" officeooo:paragraph-rsid="00111523" style:font-size-asian="20pt" style:font-weight-asian="normal" style:font-size-complex="2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20pt" fo:font-weight="normal" officeooo:rsid="0014d521" officeooo:paragraph-rsid="0014d521" style:font-size-asian="20pt" style:font-weight-asian="normal" style:font-size-complex="20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22pt" fo:font-weight="bold" officeooo:rsid="000df5d1" officeooo:paragraph-rsid="000df5d1" style:font-size-asian="22pt" style:font-weight-asian="bold" style:font-size-complex="2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officeooo:rsid="00111523" officeooo:paragraph-rsid="00111523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font-weight="bold" officeooo:rsid="00162ef3" officeooo:paragraph-rsid="00162ef3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fo:font-weight="normal" officeooo:rsid="00111523" officeooo:paragraph-rsid="00111523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font-weight="normal" officeooo:rsid="0012f860" officeooo:paragraph-rsid="0012f860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font-weight="normal" officeooo:rsid="00162ef3" officeooo:paragraph-rsid="00162ef3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font-weight="normal" officeooo:rsid="001889ca" officeooo:paragraph-rsid="001889ca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font-weight="bold" officeooo:rsid="001889ca" officeooo:paragraph-rsid="001889ca" style:font-size-asian="16pt" style:font-weight-asian="bold" style:font-size-complex="16pt" style:font-weight-complex="bold"/>
    </style:style>
    <style:style style:name="T1" style:family="text">
      <style:text-properties fo:font-weight="normal" officeooo:rsid="000df5d1" style:font-weight-asian="normal" style:font-weight-complex="normal"/>
    </style:style>
    <style:style style:name="T2" style:family="text">
      <style:text-properties fo:font-weight="normal" officeooo:rsid="00111523" style:font-weight-asian="normal" style:font-weight-complex="normal"/>
    </style:style>
    <style:style style:name="T3" style:family="text">
      <style:text-properties officeooo:rsid="0016e3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BEST LIFE FIRESTORE COLLECTIONS</text:p>
      <text:p text:style-name="P5"/>
      <text:p text:style-name="P5"/>
      <text:p text:style-name="P6">STATUSES</text:p>
      <text:p text:style-name="P6"/>
      <text:p text:style-name="P8"><text:span text:style-name="T1">This collection hosts any date plans </text:span><text:span text:style-name="T2">currently active</text:span><text:span text:style-name="T1">, and contains things like the activity, time, fcmtoken, userID, and suitorID.</text:span></text:p>
      <text:p text:style-name="P9"/>
      <text:p text:style-name="P9"/>
      <text:p text:style-name="P7">USERS</text:p>
      <text:p text:style-name="P6"/>
      <text:p text:style-name="P10">Hosts all individual users.</text:p>
      <text:p text:style-name="P10"/>
      <text:p text:style-name="P1">Individual User</text:p>
      <text:p text:style-name="P1"/>
      <text:p text:style-name="P3">Sub-collection for unique info of specific user.</text:p>
      <text:p text:style-name="P9"/>
      <text:p text:style-name="P13">Profiles</text:p>
      <text:p text:style-name="P13"/>
      <text:p text:style-name="P15">Profile info such as gender, name, image etc.</text:p>
      <text:p text:style-name="P13"/>
      <text:p text:style-name="P13">Matches</text:p>
      <text:p text:style-name="P13"/>
      <text:p text:style-name="P15">Every match currently dispayed in their matches view, taken from the statuses collection, both accepted and pending acceptance.</text:p>
      <text:p text:style-name="P13"/>
      <text:p text:style-name="P13">Expiring Requests</text:p>
      <text:p text:style-name="P13"/>
      <text:p text:style-name="P16">Contains userID + timestamp, which refer to a user that has not accepted your request, for the track of keeping them hidden from you until 3 hours has elapsed</text:p>
      <text:p text:style-name="P16"/>
      <text:p text:style-name="P14">Match Notifications</text:p>
      <text:p text:style-name="P14"/>
      <text:p text:style-name="P17"><text:soft-page-break/>Contains simply the ID of the user wanting to match. This is just used to keep track of the number of new match request<text:span text:style-name="T3">s</text:span> to display on the badge seguing into the matches view.</text:p>
      <text:p text:style-name="P17"/>
      <text:p text:style-name="P19">Registration</text:p>
      <text:p text:style-name="P19"/>
      <text:p text:style-name="P18">Contains documents with two fields: userID and a flag recording whether a user’s profile has been set up or not, in order to go straight to home page for subsequent logins.</text:p>
      <text:p text:style-name="P7"/>
      <text:p text:style-name="P7"/>
      <text:p text:style-name="P7">CHATS</text:p>
      <text:p text:style-name="P7"/>
      <text:p text:style-name="P11">Every chat that exists on the app.</text:p>
      <text:p text:style-name="P7"/>
      <text:p text:style-name="P2">Individual Chat Group</text:p>
      <text:p text:style-name="P2"/>
      <text:p text:style-name="P4">All messages existing in one individual chat group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5-03T21:12:25.664057479</meta:creation-date>
    <dc:date>2023-09-11T13:27:27.880973389</dc:date>
    <meta:editing-duration>P5DT19H8M17S</meta:editing-duration>
    <meta:editing-cycles>6</meta:editing-cycles>
    <meta:generator>LibreOffice/7.0.3.1$MacOSX_X86_64 LibreOffice_project/d7547858d014d4cf69878db179d326fc3483e082</meta:generator>
    <meta:document-statistic meta:table-count="0" meta:image-count="0" meta:object-count="0" meta:page-count="2" meta:paragraph-count="21" meta:word-count="184" meta:character-count="1116" meta:non-whitespace-character-count="953"/>
  </office:meta>
</office:document-meta>
</file>